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0152777777778cm" style:use-optimal-column-width="true"/>
    </style:style>
    <style:style style:name="co2" style:family="table-column">
      <style:table-column-properties fo:break-before="auto" style:column-width="7.91986111111111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2.94569444444444cm" style:use-optimal-column-width="true"/>
    </style:style>
    <style:style style:name="co8" style:family="table-column">
      <style:table-column-properties fo:break-before="auto" style:column-width="8.76652777777778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4388888888889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9138888888889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9138888888889cm"/>
    </style:style>
    <style:style style:name="co16" style:family="table-column">
      <style:table-column-properties fo:break-before="auto" style:column-width="12.1531944444444cm" style:use-optimal-column-width="true"/>
    </style:style>
    <style:style style:name="co17" style:family="table-column">
      <style:table-column-properties fo:break-before="auto" style:column-width="4.62138888888889cm" style:use-optimal-column-width="true"/>
    </style:style>
    <style:style style:name="co18" style:family="table-column">
      <style:table-column-properties fo:break-before="auto" style:column-width="11.6063888888889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3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4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5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6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7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7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7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7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8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8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8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8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9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  <style:style style:name="ce9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9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9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9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9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0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2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  <style:map style:condition="of:is-true-formula(AND(NOT(ISBLANK([.Q5]));ISBLANK([.P5])))" style:apply-style-name="cf9" style:base-cell-address="Data_Sheet.P5"/>
    </style:style>
    <style:style style:name="ce10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0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0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R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  <style:map style:condition="of:is-true-formula(AND(NOT(ISBLANK([.P5]));ISBLANK([.Q5])))" style:apply-style-name="cf9" style:base-cell-address="Data_Sheet.Q5"/>
    </style:style>
    <style:style style:name="ce10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109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  <style:map style:condition="of:is-true-formula(AND(NOT(ISBLANK([.Q9]));ISBLANK([.P9])))" style:apply-style-name="cf9" style:base-cell-address="Data_Sheet.P9"/>
    </style:style>
    <style:style style:name="ce11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  <style:map style:condition="of:is-true-formula(AND(NOT(ISBLANK([.R9]));ISBLANK([.Q9])))" style:apply-style-name="cf9" style:base-cell-address="Data_Sheet.Q9"/>
    </style:style>
    <style:style style:name="ce111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R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  <style:map style:condition="of:is-true-formula(AND(NOT(ISBLANK([.P8]));ISBLANK([.Q8])))" style:apply-style-name="cf9" style:base-cell-address="Data_Sheet.Q8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1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1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11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11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R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  <style:map style:condition="of:is-true-formula(AND(NOT(ISBLANK([.P6]));ISBLANK([.Q6])))" style:apply-style-name="cf9" style:base-cell-address="Data_Sheet.Q6"/>
    </style:style>
    <style:style style:name="ce11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R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  <style:map style:condition="of:is-true-formula(AND(NOT(ISBLANK([.P7]));ISBLANK([.Q7])))" style:apply-style-name="cf9" style:base-cell-address="Data_Sheet.Q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2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2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12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12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1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12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13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1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1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1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1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14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4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4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44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45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A5]));ISBLANK([.AB5])))" style:apply-style-name="cf9" style:base-cell-address="Data_Sheet.AB5"/>
      <style:map style:condition="of:is-true-formula(AND(NOT(ISBLANK([.AC5]));ISBLANK([.AB5])))" style:apply-style-name="cf9" style:base-cell-address="Data_Sheet.AB5"/>
    </style:style>
    <style:style style:name="ce146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  <style:map style:condition="of:is-true-formula(AND(NOT(ISBLANK([.Z6]));ISBLANK([.AA6])))" style:apply-style-name="cf9" style:base-cell-address="Data_Sheet.AA6"/>
    </style:style>
    <style:style style:name="ce147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  <style:map style:condition="of:is-true-formula(AND(NOT(ISBLANK([.Z7]));ISBLANK([.AA7])))" style:apply-style-name="cf9" style:base-cell-address="Data_Sheet.AA7"/>
    </style:style>
    <style:style style:name="ce148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  <style:map style:condition="of:is-true-formula(AND(NOT(ISBLANK([.AB6]));ISBLANK([.AC6])))" style:apply-style-name="cf9" style:base-cell-address="Data_Sheet.AC6"/>
    </style:style>
    <style:style style:name="ce149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6]));ISBLANK([.AC6])))" style:apply-style-name="cf9" style:base-cell-address="Data_Sheet.AC6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  <style:map style:condition="of:is-true-formula(AND(NOT(ISBLANK([.AB7]));ISBLANK([.AC7])))" style:apply-style-name="cf9" style:base-cell-address="Data_Sheet.AC7"/>
    </style:style>
    <style:style style:name="ce150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  <style:map style:condition="of:is-true-formula(AND(NOT(ISBLANK([.AB8]));ISBLANK([.AC8])))" style:apply-style-name="cf9" style:base-cell-address="Data_Sheet.AC8"/>
    </style:style>
    <style:style style:name="ce15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  <style:map style:condition="of:is-true-formula(AND(NOT(ISBLANK([.AB9]));ISBLANK([.AC9])))" style:apply-style-name="cf9" style:base-cell-address="Data_Sheet.AC9"/>
    </style:style>
    <style:style style:name="ce152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  <style:map style:condition="of:is-true-formula(AND(NOT(ISBLANK([.AA9]));ISBLANK([.AB9])))" style:apply-style-name="cf9" style:base-cell-address="Data_Sheet.AB9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15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1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1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16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1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16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6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1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16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1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16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6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171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Y5]));ISBLANK([.Z5])))" style:apply-style-name="cf9" style:base-cell-address="Data_Sheet.Z5"/>
      <style:map style:condition="of:is-true-formula(AND(NOT(ISBLANK([.AA5]));ISBLANK([.Z5])))" style:apply-style-name="cf9" style:base-cell-address="Data_Sheet.Z5"/>
    </style:style>
    <style:style style:name="ce172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  <style:map style:condition="of:is-true-formula(AND(NOT(ISBLANK([.AB5]));ISBLANK([.AC5])))" style:apply-style-name="cf9" style:base-cell-address="Data_Sheet.AC5"/>
    </style:style>
    <style:style style:name="ce173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  <style:map style:condition="of:is-true-formula(AND(NOT(ISBLANK([.Z5]));ISBLANK([.AA5])))" style:apply-style-name="cf9" style:base-cell-address="Data_Sheet.AA5"/>
    </style:style>
    <style:style style:name="ce174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  <style:map style:condition="of:is-true-formula(AND(NOT(ISBLANK([.Z8]));ISBLANK([.AA8])))" style:apply-style-name="cf9" style:base-cell-address="Data_Sheet.AA8"/>
    </style:style>
    <style:style style:name="ce175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  <style:map style:condition="of:is-true-formula(AND(NOT(ISBLANK([.Z9]));ISBLANK([.AA9])))" style:apply-style-name="cf9" style:base-cell-address="Data_Sheet.AA9"/>
    </style:style>
    <style:style style:name="ce176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8]));ISBLANK([.Z8])))" style:apply-style-name="cf9" style:base-cell-address="Data_Sheet.Z8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  <style:map style:condition="of:is-true-formula(AND(NOT(ISBLANK([.Y9]));ISBLANK([.Z9])))" style:apply-style-name="cf9" style:base-cell-address="Data_Sheet.Z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7">
            <text:p>Organisation name</text:p>
          </table:table-cell>
          <table:table-cell office:value-type="string" table:number-columns-spanned="1" table:number-rows-spanned="3" table:content-validation-name="val2" table:style-name="ce17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7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7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8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7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8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7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7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7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7">
            <text:p>Admin officers/admin assistants</text:p>
          </table:table-cell>
          <table:covered-table-cell/>
          <table:table-cell office:value-type="string" table:number-columns-spanned="2" table:number-rows-spanned="1" table:style-name="ce17">
            <text:p>Executive Officers</text:p>
          </table:table-cell>
          <table:covered-table-cell/>
          <table:table-cell office:value-type="string" table:number-columns-spanned="2" table:number-rows-spanned="1" table:style-name="ce17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7">
            <text:p>Grade 6/7</text:p>
          </table:table-cell>
          <table:covered-table-cell/>
          <table:table-cell office:value-type="string" table:number-columns-spanned="2" table:number-rows-spanned="1" table:style-name="ce17">
            <text:p>Senior Civil Service</text:p>
          </table:table-cell>
          <table:covered-table-cell/>
          <table:table-cell office:value-type="string" table:number-columns-spanned="2" table:number-rows-spanned="1" table:style-name="ce17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7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7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8">
            <text:p>Interim managers</text:p>
          </table:table-cell>
          <table:covered-table-cell/>
          <table:table-cell office:value-type="string" table:number-columns-spanned="2" table:number-rows-spanned="1" table:style-name="ce18">
            <text:p>Specialist Contractors</text:p>
          </table:table-cell>
          <table:covered-table-cell/>
          <table:table-cell office:value-type="string" table:number-columns-spanned="2" table:number-rows-spanned="1" table:style-name="ce18">
            <text:p>Consultants/consultancy</text:p>
          </table:table-cell>
          <table:covered-table-cell/>
          <table:table-cell office:value-type="string" table:number-columns-spanned="2" table:number-rows-spanned="1" table:style-name="ce17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7">
            <text:p>Salary</text:p>
          </table:table-cell>
          <table:table-cell office:value-type="string" table:number-columns-spanned="1" table:number-rows-spanned="2" table:style-name="ce17">
            <text:p>Allowances</text:p>
          </table:table-cell>
          <table:table-cell office:value-type="string" table:number-columns-spanned="1" table:number-rows-spanned="2" table:style-name="ce17">
            <text:p>Non-consolidated performance payments</text:p>
          </table:table-cell>
          <table:table-cell office:value-type="string" table:number-columns-spanned="1" table:number-rows-spanned="2" table:style-name="ce17">
            <text:p>Overtime</text:p>
          </table:table-cell>
          <table:table-cell office:value-type="string" table:number-columns-spanned="1" table:number-rows-spanned="2" table:style-name="ce17">
            <text:p>Employer pension contributions</text:p>
          </table:table-cell>
          <table:table-cell office:value-type="string" table:number-columns-spanned="1" table:number-rows-spanned="2" table:style-name="ce17">
            <text:p>Employer national insurance contributions</text:p>
          </table:table-cell>
          <table:table-cell office:value-type="string" table:number-columns-spanned="1" table:number-rows-spanned="2" table:style-name="ce17">
            <text:p>Total paybill for payroll staff</text:p>
          </table:table-cell>
          <table:table-cell office:value-type="string" table:number-columns-spanned="1" table:number-rows-spanned="2" table:style-name="ce17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7">
            <text:p>Total cost of consultants/</text:p>
            <text:p>consultancy</text:p>
          </table:table-cell>
          <table:table-cell office:value-type="string" table:number-columns-spanned="1" table:number-rows-spanned="2" table:style-name="ce17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6">
            <text:p>Ministerial Department</text:p>
          </table:table-cell>
          <table:table-cell office:value-type="string" table:style-name="ce22">
            <text:p>Home Office</text:p>
          </table:table-cell>
          <table:table-cell office:value-type="float" office:value="8050" table:style-name="ce31">
            <text:p>8050</text:p>
          </table:table-cell>
          <table:table-cell office:value-type="float" office:value="7163.739999999998" table:style-name="ce34">
            <text:p>7163.74</text:p>
          </table:table-cell>
          <table:table-cell office:value-type="float" office:value="13493" table:style-name="ce51">
            <text:p>13493</text:p>
          </table:table-cell>
          <table:table-cell office:value-type="float" office:value="12378.090000000027" table:style-name="ce52">
            <text:p>12378.09</text:p>
          </table:table-cell>
          <table:table-cell office:value-type="float" office:value="7561" table:style-name="ce54">
            <text:p>7561</text:p>
          </table:table-cell>
          <table:table-cell office:value-type="float" office:value="7299.9900000000061" table:style-name="ce67">
            <text:p>7299.99</text:p>
          </table:table-cell>
          <table:table-cell office:value-type="float" office:value="2627" table:style-name="ce69">
            <text:p>2627</text:p>
          </table:table-cell>
          <table:table-cell office:value-type="float" office:value="2566.8100000000004" table:style-name="ce70">
            <text:p>2566.81</text:p>
          </table:table-cell>
          <table:table-cell office:value-type="float" office:value="251" table:style-name="ce84">
            <text:p>251</text:p>
          </table:table-cell>
          <table:table-cell office:value-type="float" office:value="248.04000000000002" table:style-name="ce87">
            <text:p>248.04</text:p>
          </table:table-cell>
          <table:table-cell office:value-type="float" office:value="2" table:style-name="ce88">
            <text:p>2</text:p>
          </table:table-cell>
          <table:table-cell office:value-type="float" office:value="2" table:style-name="ce90">
            <text:p>2.00</text:p>
          </table:table-cell>
          <table:table-cell office:value-type="float" office:value="31984" table:content-validation-name="val2" table:style-name="ce103">
            <text:p>31,984</text:p>
          </table:table-cell>
          <table:table-cell office:value-type="float" office:value="29658.670000000031" table:content-validation-name="val2" table:style-name="ce104">
            <text:p>29,658.67</text:p>
          </table:table-cell>
          <table:table-cell office:value-type="float" office:value="1416" table:style-name="ce106">
            <text:p>1416</text:p>
          </table:table-cell>
          <table:table-cell office:value-type="float" office:value="1330.3999999999983" table:style-name="ce107">
            <text:p>1330.40</text:p>
          </table:table-cell>
          <table:table-cell office:value-type="float" office:value="0" table:style-name="ce135">
            <text:p>0</text:p>
          </table:table-cell>
          <table:table-cell office:value-type="float" office:value="0" table:style-name="ce138">
            <text:p>0.00</text:p>
          </table:table-cell>
          <table:table-cell office:value-type="float" office:value="0" table:style-name="ce139">
            <text:p>0</text:p>
          </table:table-cell>
          <table:table-cell office:value-type="float" office:value="0" table:style-name="ce154">
            <text:p>0.00</text:p>
          </table:table-cell>
          <table:table-cell office:value-type="float" office:value="0" table:style-name="ce155">
            <text:p>0</text:p>
          </table:table-cell>
          <table:table-cell office:value-type="float" office:value="0" table:style-name="ce156">
            <text:p>0</text:p>
          </table:table-cell>
          <table:table-cell office:value-type="float" office:value="1416" table:style-name="ce141">
            <text:p>1,416</text:p>
          </table:table-cell>
          <table:table-cell office:value-type="float" office:value="1330.3999999999983" table:style-name="ce143">
            <text:p>1,330.40</text:p>
          </table:table-cell>
          <table:table-cell office:value-type="float" office:value="33400" table:content-validation-name="val2" table:style-name="ce142">
            <text:p>33,400</text:p>
          </table:table-cell>
          <table:table-cell office:value-type="float" office:value="30989.070000000029" table:content-validation-name="val2" table:style-name="ce144">
            <text:p>30,989.07</text:p>
          </table:table-cell>
          <table:table-cell office:value-type="currency" office:value="75097605" table:content-validation-name="val1" table:style-name="ce12">
            <text:p>£75,097,605.00</text:p>
          </table:table-cell>
          <table:table-cell office:value-type="currency" office:value="8503244.8800000139" table:content-validation-name="val1" table:style-name="ce12">
            <text:p>£8,503,244.88</text:p>
          </table:table-cell>
          <table:table-cell office:value-type="currency" office:value="221806" table:content-validation-name="val1" table:style-name="ce12">
            <text:p>£221,806.00</text:p>
          </table:table-cell>
          <table:table-cell office:value-type="currency" office:value="676169.31" table:content-validation-name="val1" table:style-name="ce12">
            <text:p>£676,169.31</text:p>
          </table:table-cell>
          <table:table-cell office:value-type="currency" office:value="17060902.77" table:content-validation-name="val1" table:style-name="ce12">
            <text:p>£17,060,902.77</text:p>
          </table:table-cell>
          <table:table-cell office:value-type="currency" office:value="8518273.4099999983" table:content-validation-name="val1" table:style-name="ce12">
            <text:p>£8,518,273.41</text:p>
          </table:table-cell>
          <table:table-cell office:value-type="currency" office:value="110078001.37" table:style-name="ce13">
            <text:p>£110,078,001.37</text:p>
          </table:table-cell>
          <table:table-cell office:value-type="currency" office:value="7717670.3999999994" table:content-validation-name="val1" table:style-name="ce14">
            <text:p>£7,717,670.40</text:p>
          </table:table-cell>
          <table:table-cell office:value-type="currency" office:value="1342632.06" table:content-validation-name="val1" table:style-name="ce14">
            <text:p>£1,342,632.06</text:p>
          </table:table-cell>
          <table:table-cell office:value-type="currency" office:value="9060302.459999999" table:style-name="ce13">
            <text:p>£9,060,302.46</text:p>
          </table:table-cell>
          <table:table-cell office:value-type="currency" office:value="119138303.83" table:style-name="ce15">
            <text:p>£119,138,303.8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5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398" table:style-name="ce32">
            <text:p>398</text:p>
          </table:table-cell>
          <table:table-cell office:value-type="float" office:value="313.79700000000003" table:style-name="ce33">
            <text:p>313.80</text:p>
          </table:table-cell>
          <table:table-cell office:value-type="float" office:value="268" table:style-name="ce50">
            <text:p>268</text:p>
          </table:table-cell>
          <table:table-cell office:value-type="float" office:value="241.11699999999999" table:style-name="ce53">
            <text:p>241.12</text:p>
          </table:table-cell>
          <table:table-cell office:value-type="float" office:value="341" table:style-name="ce55">
            <text:p>341</text:p>
          </table:table-cell>
          <table:table-cell office:value-type="float" office:value="325.10899999999998" table:style-name="ce66">
            <text:p>325.11</text:p>
          </table:table-cell>
          <table:table-cell office:value-type="float" office:value="53" table:style-name="ce68">
            <text:p>53</text:p>
          </table:table-cell>
          <table:table-cell office:value-type="float" office:value="52.811" table:style-name="ce71">
            <text:p>52.81</text:p>
          </table:table-cell>
          <table:table-cell office:value-type="float" office:value="9" table:style-name="ce85">
            <text:p>9</text:p>
          </table:table-cell>
          <table:table-cell office:value-type="float" office:value="9" table:style-name="ce86">
            <text:p>9.00</text:p>
          </table:table-cell>
          <table:table-cell office:value-type="float" office:value="6" table:style-name="ce89">
            <text:p>6</text:p>
          </table:table-cell>
          <table:table-cell office:value-type="float" office:value="0.79" table:style-name="ce91">
            <text:p>0.79</text:p>
          </table:table-cell>
          <table:table-cell office:value-type="float" office:value="1075" table:content-validation-name="val2" table:style-name="ce102">
            <text:p>1,075</text:p>
          </table:table-cell>
          <table:table-cell office:value-type="float" office:value="942.62399999999991" table:content-validation-name="val2" table:style-name="ce105">
            <text:p>942.62</text:p>
          </table:table-cell>
          <table:table-cell office:value-type="float" office:value="0" table:style-name="ce118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0" table:style-name="ce136">
            <text:p>0</text:p>
          </table:table-cell>
          <table:table-cell office:value-type="float" office:value="0" table:style-name="ce137">
            <text:p>0.00</text:p>
          </table:table-cell>
          <table:table-cell office:value-type="float" office:value="7" table:style-name="ce140">
            <text:p>7</text:p>
          </table:table-cell>
          <table:table-cell office:value-type="float" office:value="7" table:style-name="ce153">
            <text:p>7.00</text:p>
          </table:table-cell>
          <table:table-cell office:value-type="float" office:value="0" table:style-name="ce158">
            <text:p>0</text:p>
          </table:table-cell>
          <table:table-cell office:value-type="float" office:value="0" table:style-name="ce157">
            <text:p>0</text:p>
          </table:table-cell>
          <table:table-cell office:value-type="float" office:value="7" table:style-name="ce171">
            <text:p>7</text:p>
          </table:table-cell>
          <table:table-cell office:value-type="float" office:value="7" table:style-name="ce173">
            <text:p>7.00</text:p>
          </table:table-cell>
          <table:table-cell office:value-type="float" office:value="1082" table:content-validation-name="val2" table:style-name="ce145">
            <text:p>1,082</text:p>
          </table:table-cell>
          <table:table-cell office:value-type="float" office:value="949.62399999999991" table:content-validation-name="val2" table:style-name="ce172">
            <text:p>949.62</text:p>
          </table:table-cell>
          <table:table-cell office:value-type="currency" office:value="2178498.7400000049" table:content-validation-name="val1" table:style-name="ce12">
            <text:p>£2,178,498.74</text:p>
          </table:table-cell>
          <table:table-cell office:value-type="currency" office:value="30650.579999999984" table:content-validation-name="val1" table:style-name="ce12">
            <text:p>£30,650.5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2579.78" table:content-validation-name="val1" table:style-name="ce12">
            <text:p>£42,579.78</text:p>
          </table:table-cell>
          <table:table-cell office:value-type="currency" office:value="449021.87" table:content-validation-name="val1" table:style-name="ce12">
            <text:p>£449,021.87</text:p>
          </table:table-cell>
          <table:table-cell office:value-type="currency" office:value="203015.8" table:content-validation-name="val1" table:style-name="ce12">
            <text:p>£203,015.80</text:p>
          </table:table-cell>
          <table:table-cell office:value-type="currency" office:value="2903766.7700000047" table:style-name="ce13">
            <text:p>£2,903,766.77</text:p>
          </table:table-cell>
          <table:table-cell office:value-type="currency" office:value="90650" table:content-validation-name="val1" table:style-name="ce14">
            <text:p>£90,650.00</text:p>
          </table:table-cell>
          <table:table-cell office:value-type="currency" office:value="132754" table:content-validation-name="val1" table:style-name="ce14">
            <text:p>£132,754.00</text:p>
          </table:table-cell>
          <table:table-cell office:value-type="currency" office:value="223404" table:style-name="ce13">
            <text:p>£223,404.00</text:p>
          </table:table-cell>
          <table:table-cell office:value-type="currency" office:value="3127170.7700000047" table:style-name="ce15">
            <text:p>£3,127,170.77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7">
            <text:p>Executive Non-Departmental Public Body</text:p>
          </table:table-cell>
          <table:table-cell office:value-type="string" table:style-name="ce28">
            <text:p>Home Office</text:p>
          </table:table-cell>
          <table:table-cell office:value-type="float" office:value="205" table:style-name="ce30">
            <text:p>205</text:p>
          </table:table-cell>
          <table:table-cell office:value-type="float" office:value="198.3" table:style-name="ce35">
            <text:p>198.30</text:p>
          </table:table-cell>
          <table:table-cell office:value-type="float" office:value="483" table:style-name="ce42">
            <text:p>483</text:p>
          </table:table-cell>
          <table:table-cell office:value-type="float" office:value="467.4" table:style-name="ce49">
            <text:p>467.40</text:p>
          </table:table-cell>
          <table:table-cell office:value-type="float" office:value="255" table:style-name="ce56">
            <text:p>255</text:p>
          </table:table-cell>
          <table:table-cell office:value-type="float" office:value="247.6" table:style-name="ce57">
            <text:p>247.60</text:p>
          </table:table-cell>
          <table:table-cell office:value-type="float" office:value="41" table:style-name="ce60">
            <text:p>41</text:p>
          </table:table-cell>
          <table:table-cell office:value-type="float" office:value="40.799999999999997" table:style-name="ce79">
            <text:p>40.80</text:p>
          </table:table-cell>
          <table:table-cell office:value-type="float" office:value="11" table:style-name="ce81">
            <text:p>11</text:p>
          </table:table-cell>
          <table:table-cell office:value-type="float" office:value="10.6" table:style-name="ce82">
            <text:p>10.60</text:p>
          </table:table-cell>
          <table:table-cell office:value-type="float" office:value="7" table:style-name="ce99">
            <text:p>7</text:p>
          </table:table-cell>
          <table:table-cell office:value-type="float" office:value="1.5" table:style-name="ce100">
            <text:p>1.50</text:p>
          </table:table-cell>
          <table:table-cell office:value-type="float" office:value="1002" table:content-validation-name="val2" table:style-name="ce102">
            <text:p>1,002</text:p>
          </table:table-cell>
          <table:table-cell office:value-type="float" office:value="966.2" table:content-validation-name="val2" table:style-name="ce116">
            <text:p>966.20</text:p>
          </table:table-cell>
          <table:table-cell office:value-type="float" office:value="38" table:style-name="ce119">
            <text:p>38</text:p>
          </table:table-cell>
          <table:table-cell office:value-type="float" office:value="37.5" table:style-name="ce122">
            <text:p>37.50</text:p>
          </table:table-cell>
          <table:table-cell office:value-type="float" office:value="0" table:style-name="ce129">
            <text:p>0</text:p>
          </table:table-cell>
          <table:table-cell office:value-type="float" office:value="0" table:style-name="ce132">
            <text:p>0.00</text:p>
          </table:table-cell>
          <table:table-cell office:value-type="float" office:value="4" table:style-name="ce133">
            <text:p>4</text:p>
          </table:table-cell>
          <table:table-cell office:value-type="float" office:value="4" table:style-name="ce160">
            <text:p>4.00</text:p>
          </table:table-cell>
          <table:table-cell office:value-type="float" office:value="0" table:style-name="ce161">
            <text:p>0</text:p>
          </table:table-cell>
          <table:table-cell office:value-type="float" office:value="0" table:style-name="ce162">
            <text:p>0</text:p>
          </table:table-cell>
          <table:table-cell office:value-type="float" office:value="42" table:style-name="ce171">
            <text:p>42</text:p>
          </table:table-cell>
          <table:table-cell office:value-type="float" office:value="41.5" table:style-name="ce146">
            <text:p>41.50</text:p>
          </table:table-cell>
          <table:table-cell office:value-type="float" office:value="1044" table:content-validation-name="val2" table:style-name="ce145">
            <text:p>1,044</text:p>
          </table:table-cell>
          <table:table-cell office:value-type="float" office:value="1007.7" table:content-validation-name="val2" table:style-name="ce148">
            <text:p>1,007.70</text:p>
          </table:table-cell>
          <table:table-cell office:value-type="currency" office:value="2731918" table:content-validation-name="val1" table:style-name="ce12">
            <text:p>£2,731,918.00</text:p>
          </table:table-cell>
          <table:table-cell office:value-type="currency" office:value="132412" table:content-validation-name="val1" table:style-name="ce12">
            <text:p>£132,41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16370" table:content-validation-name="val1" table:style-name="ce12">
            <text:p>£16,370.00</text:p>
          </table:table-cell>
          <table:table-cell office:value-type="currency" office:value="558606" table:content-validation-name="val1" table:style-name="ce12">
            <text:p>£558,606.00</text:p>
          </table:table-cell>
          <table:table-cell office:value-type="currency" office:value="299781" table:content-validation-name="val1" table:style-name="ce12">
            <text:p>£299,781.00</text:p>
          </table:table-cell>
          <table:table-cell office:value-type="currency" office:value="3739087" table:style-name="ce13">
            <text:p>£3,739,087.00</text:p>
          </table:table-cell>
          <table:table-cell office:value-type="currency" office:value="174584" table:content-validation-name="val1" table:style-name="ce14">
            <text:p>£174,584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174584" table:style-name="ce13">
            <text:p>£174,584.00</text:p>
          </table:table-cell>
          <table:table-cell office:value-type="currency" office:value="3913671" table:style-name="ce15">
            <text:p>£3,913,671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8" table:style-name="ce37">
            <text:p>8</text:p>
          </table:table-cell>
          <table:table-cell office:value-type="float" office:value="8" table:style-name="ce39">
            <text:p>8.00</text:p>
          </table:table-cell>
          <table:table-cell office:value-type="float" office:value="8" table:style-name="ce44">
            <text:p>8</text:p>
          </table:table-cell>
          <table:table-cell office:value-type="float" office:value="7.8" table:style-name="ce48">
            <text:p>7.80</text:p>
          </table:table-cell>
          <table:table-cell office:value-type="float" office:value="36.5" table:style-name="ce61">
            <text:p>36.5</text:p>
          </table:table-cell>
          <table:table-cell office:value-type="float" office:value="35.799999999999997" table:style-name="ce58">
            <text:p>35.80</text:p>
          </table:table-cell>
          <table:table-cell office:value-type="float" office:value="1" table:style-name="ce59">
            <text:p>1</text:p>
          </table:table-cell>
          <table:table-cell office:value-type="float" office:value="1" table:style-name="ce78">
            <text:p>1.00</text:p>
          </table:table-cell>
          <table:table-cell office:value-type="float" office:value="1" table:style-name="ce80">
            <text:p>1</text:p>
          </table:table-cell>
          <table:table-cell office:value-type="float" office:value="0.8" table:style-name="ce83">
            <text:p>0.80</text:p>
          </table:table-cell>
          <table:table-cell office:value-type="float" office:value="0" table:style-name="ce98">
            <text:p>0</text:p>
          </table:table-cell>
          <table:table-cell office:value-type="float" office:value="0" table:style-name="ce101">
            <text:p>0.00</text:p>
          </table:table-cell>
          <table:table-cell office:value-type="float" office:value="54.5" table:content-validation-name="val2" table:style-name="ce102">
            <text:p>55</text:p>
          </table:table-cell>
          <table:table-cell office:value-type="float" office:value="53.399999999999991" table:content-validation-name="val2" table:style-name="ce117">
            <text:p>53.40</text:p>
          </table:table-cell>
          <table:table-cell office:value-type="float" office:value="1" table:style-name="ce120">
            <text:p>1</text:p>
          </table:table-cell>
          <table:table-cell office:value-type="float" office:value="0.6" table:style-name="ce121">
            <text:p>0.60</text:p>
          </table:table-cell>
          <table:table-cell office:value-type="float" office:value="0" table:style-name="ce130">
            <text:p>0</text:p>
          </table:table-cell>
          <table:table-cell office:value-type="float" office:value="0" table:style-name="ce131">
            <text:p>0.00</text:p>
          </table:table-cell>
          <table:table-cell office:value-type="float" office:value="0" table:style-name="ce134">
            <text:p>0</text:p>
          </table:table-cell>
          <table:table-cell office:value-type="float" office:value="0" table:style-name="ce159">
            <text:p>0.00</text:p>
          </table:table-cell>
          <table:table-cell office:value-type="float" office:value="0" table:style-name="ce164">
            <text:p>0</text:p>
          </table:table-cell>
          <table:table-cell office:value-type="float" office:value="0" table:style-name="ce163">
            <text:p>0</text:p>
          </table:table-cell>
          <table:table-cell office:value-type="float" office:value="1" table:style-name="ce171">
            <text:p>1</text:p>
          </table:table-cell>
          <table:table-cell office:value-type="float" office:value="0.6" table:style-name="ce147">
            <text:p>0.60</text:p>
          </table:table-cell>
          <table:table-cell office:value-type="float" office:value="55.5" table:content-validation-name="val2" table:style-name="ce145">
            <text:p>56</text:p>
          </table:table-cell>
          <table:table-cell office:value-type="float" office:value="53.999999999999993" table:content-validation-name="val2" table:style-name="ce149">
            <text:p>54.00</text:p>
          </table:table-cell>
          <table:table-cell office:value-type="currency" office:value="160951.20000000001" table:content-validation-name="val1" table:style-name="ce12">
            <text:p>£160,951.20</text:p>
          </table:table-cell>
          <table:table-cell office:value-type="currency" office:value="989.67" table:content-validation-name="val1" table:style-name="ce12">
            <text:p>£989.67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3026.35" table:content-validation-name="val1" table:style-name="ce12">
            <text:p>£33,026.35</text:p>
          </table:table-cell>
          <table:table-cell office:value-type="currency" office:value="16898.060000000001" table:content-validation-name="val1" table:style-name="ce12">
            <text:p>£16,898.06</text:p>
          </table:table-cell>
          <table:table-cell office:value-type="currency" office:value="211865.28000000003" table:style-name="ce13">
            <text:p>£211,865.28</text:p>
          </table:table-cell>
          <table:table-cell office:value-type="currency" office:value="2320" table:content-validation-name="val1" table:style-name="ce14">
            <text:p>£2,32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2320" table:style-name="ce13">
            <text:p>£2,320.00</text:p>
          </table:table-cell>
          <table:table-cell office:value-type="currency" office:value="214185.28000000003" table:style-name="ce15">
            <text:p>£214,185.2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19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63" table:style-name="ce36">
            <text:p>63</text:p>
          </table:table-cell>
          <table:table-cell office:value-type="float" office:value="56.04" table:style-name="ce38">
            <text:p>56.04</text:p>
          </table:table-cell>
          <table:table-cell office:value-type="float" office:value="83" table:style-name="ce45">
            <text:p>83</text:p>
          </table:table-cell>
          <table:table-cell office:value-type="float" office:value="82.13" table:style-name="ce47">
            <text:p>82.13</text:p>
          </table:table-cell>
          <table:table-cell office:value-type="float" office:value="72" table:style-name="ce62">
            <text:p>72</text:p>
          </table:table-cell>
          <table:table-cell office:value-type="float" office:value="70.38" table:style-name="ce64">
            <text:p>70.38</text:p>
          </table:table-cell>
          <table:table-cell office:value-type="float" office:value="17" table:style-name="ce72">
            <text:p>17</text:p>
          </table:table-cell>
          <table:table-cell office:value-type="float" office:value="16.5" table:style-name="ce74">
            <text:p>16.50</text:p>
          </table:table-cell>
          <table:table-cell office:value-type="float" office:value="4" table:style-name="ce76">
            <text:p>4</text:p>
          </table:table-cell>
          <table:table-cell office:value-type="float" office:value="4" table:style-name="ce92">
            <text:p>4.00</text:p>
          </table:table-cell>
          <table:table-cell office:value-type="float" office:value="6" table:style-name="ce95">
            <text:p>6</text:p>
          </table:table-cell>
          <table:table-cell office:value-type="float" office:value="1.1200000000000001" table:style-name="ce96">
            <text:p>1.12</text:p>
          </table:table-cell>
          <table:table-cell office:value-type="float" office:value="245" table:content-validation-name="val2" table:style-name="ce102">
            <text:p>245</text:p>
          </table:table-cell>
          <table:table-cell office:value-type="float" office:value="230.17" table:content-validation-name="val2" table:style-name="ce111">
            <text:p>230.17</text:p>
          </table:table-cell>
          <table:table-cell office:value-type="float" office:value="2" table:style-name="ce113">
            <text:p>2</text:p>
          </table:table-cell>
          <table:table-cell office:value-type="float" office:value="2" table:style-name="ce115">
            <text:p>2.00</text:p>
          </table:table-cell>
          <table:table-cell office:value-type="float" office:value="0" table:style-name="ce123">
            <text:p>0</text:p>
          </table:table-cell>
          <table:table-cell office:value-type="float" office:value="0" table:style-name="ce125">
            <text:p>0.00</text:p>
          </table:table-cell>
          <table:table-cell office:value-type="float" office:value="0" table:style-name="ce127">
            <text:p>0</text:p>
          </table:table-cell>
          <table:table-cell office:value-type="float" office:value="0" table:style-name="ce166">
            <text:p>0.00</text:p>
          </table:table-cell>
          <table:table-cell office:value-type="float" office:value="4" table:style-name="ce167">
            <text:p>4</text:p>
          </table:table-cell>
          <table:table-cell office:value-type="float" office:value="2.5" table:style-name="ce168">
            <text:p>2.5</text:p>
          </table:table-cell>
          <table:table-cell office:value-type="float" office:value="6" table:style-name="ce171">
            <text:p>6</text:p>
          </table:table-cell>
          <table:table-cell office:value-type="float" office:value="4.5" table:style-name="ce174">
            <text:p>4.50</text:p>
          </table:table-cell>
          <table:table-cell office:value-type="float" office:value="251" table:content-validation-name="val2" table:style-name="ce145">
            <text:p>251</text:p>
          </table:table-cell>
          <table:table-cell office:value-type="float" office:value="234.67" table:content-validation-name="val2" table:style-name="ce150">
            <text:p>234.67</text:p>
          </table:table-cell>
          <table:table-cell office:value-type="currency" office:value="690171.25" table:content-validation-name="val1" table:style-name="ce12">
            <text:p>£690,171.25</text:p>
          </table:table-cell>
          <table:table-cell office:value-type="currency" office:value="28061.03" table:content-validation-name="val1" table:style-name="ce12">
            <text:p>£28,061.03</text:p>
          </table:table-cell>
          <table:table-cell office:value-type="currency" office:value="3250" table:content-validation-name="val1" table:style-name="ce12">
            <text:p>£3,250.00</text:p>
          </table:table-cell>
          <table:table-cell office:value-type="currency" office:value="21713.96" table:content-validation-name="val1" table:style-name="ce12">
            <text:p>£21,713.96</text:p>
          </table:table-cell>
          <table:table-cell office:value-type="currency" office:value="127160.67" table:content-validation-name="val1" table:style-name="ce12">
            <text:p>£127,160.67</text:p>
          </table:table-cell>
          <table:table-cell office:value-type="currency" office:value="78117.58" table:content-validation-name="val1" table:style-name="ce12">
            <text:p>£78,117.58</text:p>
          </table:table-cell>
          <table:table-cell office:value-type="currency" office:value="948474.49" table:style-name="ce13">
            <text:p>£948,474.49</text:p>
          </table:table-cell>
          <table:table-cell office:value-type="currency" office:value="9026.57" table:content-validation-name="val1" table:style-name="ce14">
            <text:p>£9,026.57</text:p>
          </table:table-cell>
          <table:table-cell office:value-type="currency" office:value="40294" table:content-validation-name="val1" table:style-name="ce14">
            <text:p>£40,294.00</text:p>
          </table:table-cell>
          <table:table-cell office:value-type="currency" office:value="49320.57" table:style-name="ce13">
            <text:p>£49,320.57</text:p>
          </table:table-cell>
          <table:table-cell office:value-type="currency" office:value="997795.05999999994" table:style-name="ce15">
            <text:p>£997,795.0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Licensing Authority</text:p>
          </table:table-cell>
          <table:table-cell office:value-type="string" table:style-name="ce21">
            <text:p>Executive Non-Departmental Public Body</text:p>
          </table:table-cell>
          <table:table-cell office:value-type="string" table:style-name="ce22">
            <text:p>Home Office</text:p>
          </table:table-cell>
          <table:table-cell office:value-type="float" office:value="9" table:style-name="ce41">
            <text:p>9</text:p>
          </table:table-cell>
          <table:table-cell office:value-type="float" office:value="9" table:style-name="ce40">
            <text:p>9.00</text:p>
          </table:table-cell>
          <table:table-cell office:value-type="float" office:value="9" table:style-name="ce43">
            <text:p>9</text:p>
          </table:table-cell>
          <table:table-cell office:value-type="float" office:value="7.69" table:style-name="ce46">
            <text:p>7.69</text:p>
          </table:table-cell>
          <table:table-cell office:value-type="float" office:value="99" table:style-name="ce63">
            <text:p>99</text:p>
          </table:table-cell>
          <table:table-cell office:value-type="float" office:value="97.24" table:style-name="ce65">
            <text:p>97.24</text:p>
          </table:table-cell>
          <table:table-cell office:value-type="float" office:value="7" table:style-name="ce73">
            <text:p>7</text:p>
          </table:table-cell>
          <table:table-cell office:value-type="float" office:value="6.59" table:style-name="ce75">
            <text:p>6.59</text:p>
          </table:table-cell>
          <table:table-cell office:value-type="float" office:value="0" table:style-name="ce77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7">
            <text:p>0.00</text:p>
          </table:table-cell>
          <table:table-cell office:value-type="float" office:value="124" table:content-validation-name="val2" table:style-name="ce109">
            <text:p>124</text:p>
          </table:table-cell>
          <table:table-cell office:value-type="float" office:value="120.52" table:content-validation-name="val2" table:style-name="ce110">
            <text:p>120.52</text:p>
          </table:table-cell>
          <table:table-cell office:value-type="float" office:value="0" table:style-name="ce112">
            <text:p>0</text:p>
          </table:table-cell>
          <table:table-cell office:value-type="float" office:value="0" table:style-name="ce114">
            <text:p>0.00</text:p>
          </table:table-cell>
          <table:table-cell office:value-type="float" office:value="0" table:style-name="ce124">
            <text:p>0</text:p>
          </table:table-cell>
          <table:table-cell office:value-type="float" office:value="0" table:style-name="ce126">
            <text:p>0.00</text:p>
          </table:table-cell>
          <table:table-cell office:value-type="float" office:value="0" table:style-name="ce128">
            <text:p>0</text:p>
          </table:table-cell>
          <table:table-cell office:value-type="float" office:value="0" table:style-name="ce165">
            <text:p>0.00</text:p>
          </table:table-cell>
          <table:table-cell office:value-type="float" office:value="0" table:style-name="ce170">
            <text:p>0</text:p>
          </table:table-cell>
          <table:table-cell office:value-type="float" office:value="0" table:style-name="ce169">
            <text:p>0</text:p>
          </table:table-cell>
          <table:table-cell office:value-type="float" office:value="0" table:style-name="ce176">
            <text:p>0</text:p>
          </table:table-cell>
          <table:table-cell office:value-type="float" office:value="0" table:style-name="ce175">
            <text:p>0.00</text:p>
          </table:table-cell>
          <table:table-cell office:value-type="float" office:value="124" table:content-validation-name="val2" table:style-name="ce152">
            <text:p>124</text:p>
          </table:table-cell>
          <table:table-cell office:value-type="float" office:value="120.52" table:content-validation-name="val2" table:style-name="ce151">
            <text:p>120.52</text:p>
          </table:table-cell>
          <table:table-cell office:value-type="currency" office:value="314769.54599999997" table:content-validation-name="val1" table:style-name="ce12">
            <text:p>£314,769.55</text:p>
          </table:table-cell>
          <table:table-cell office:value-type="currency" office:value="8224.34" table:content-validation-name="val1" table:style-name="ce12">
            <text:p>£8,224.34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61751.74" table:content-validation-name="val1" table:style-name="ce12">
            <text:p>£61,751.74</text:p>
          </table:table-cell>
          <table:table-cell office:value-type="currency" office:value="33240.29" table:content-validation-name="val1" table:style-name="ce12">
            <text:p>£33,240.29</text:p>
          </table:table-cell>
          <table:table-cell office:value-type="currency" office:value="417985.91599999997" table:style-name="ce13">
            <text:p>£417,985.92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417985.91599999997" table:style-name="ce15">
            <text:p>£417,985.92</text:p>
          </table:table-cell>
          <table:table-cell table:content-validation-name="val2" table:style-name="ce16"/>
          <table:table-cell table:number-columns-repeated="16343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Tony Millet</meta:initial-creator>
    <dc:creator>Mathew John Raji</dc:creator>
    <meta:creation-date>2012-07-18T14:50:11Z</meta:creation-date>
    <dc:date>2018-12-27T10:41:40Z</dc:date>
  </office:meta>
</office:document-meta>
</file>